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5.71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color="#ffffff"/>
    </style:style>
    <style:style style:name="ce3" style:family="table-cell" style:parent-style-name="Default" style:data-style-name="N50"/>
    <style:style style:name="ce14" style:family="table-cell" style:parent-style-name="Default" style:data-style-name="N36">
      <style:table-cell-properties fo:background-color="#00a933" style:text-align-source="fix" style:repeat-content="false"/>
      <style:paragraph-properties fo:text-align="center" fo:margin-left="0pt"/>
      <style:text-properties fo:color="#ffff6d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a933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</style:style>
    <style:style style:name="ce20" style:family="table-cell" style:parent-style-name="Default" style:data-style-name="N40">
      <style:table-cell-properties fo:background-color="#00a9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6d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ff"/>
    </style:style>
    <style:style style:name="ce32" style:family="table-cell" style:parent-style-name="Default" style:data-style-name="N3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1"/>
    <style:style style:name="ce28" style:family="table-cell" style:parent-style-name="Default" style:data-style-name="N3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32"/>
        <table:table-row table:style-name="ro1">
          <table:table-cell table:style-name="ce9" office:value-type="string" calcext:value-type="string">
            <text:p>Target Date</text:p>
          </table:table-cell>
          <table:table-cell table:style-name="ce14" office:value-type="date" office:date-value="2019-12-20" calcext:value-type="date">
            <text:p>12/20/2019</text:p>
          </table:table-cell>
          <table:table-cell table:style-name="ce9" office:value-type="string" calcext:value-type="string">
            <text:p>Days Till Test</text:p>
          </table:table-cell>
          <table:table-cell table:style-name="ce22" table:formula="of:=DATEDIF(NOW(); [.B1]; &quot;d&quot;)" office:value-type="float" office:value="19" calcext:value-type="float">
            <text:p>19</text:p>
          </table:table-cell>
          <table:table-cell table:style-name="ce12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Solutions Architect Associate</text:p>
          </table:table-cell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 table:style-name="ce19" office:value-type="date" office:date-value="2019-09-01" calcext:value-type="date">
            <text:p>09-01</text:p>
          </table:table-cell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time" office:time-value="PT00H26M00S" calcext:value-type="time">
            <text:p>00:26</text:p>
          </table:table-cell>
          <table:table-cell table:number-columns-repeated="2" table:style-name="ce19" office:value-type="date" office:date-value="2019-09-01" calcext:value-type="date">
            <text:p>09-01</text:p>
          </table:table-cell>
        </table:table-row>
        <table:table-row table:style-name="ro2">
          <table:table-cell/>
          <table:table-cell office:value-type="string" calcext:value-type="string">
            <text:p>IAM &amp; S3</text:p>
          </table:table-cell>
          <table:table-cell office:value-type="time" office:time-value="PT02H10M00S" calcext:value-type="time">
            <text:p>02:10</text:p>
          </table:table-cell>
          <table:table-cell table:style-name="ce19" office:value-type="date" office:date-value="2019-09-01" calcext:value-type="date">
            <text:p>09-01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5M00S" calcext:value-type="time">
            <text:p>02:35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1H08M00S" calcext:value-type="time">
            <text:p>01:0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Route53</text:p>
          </table:table-cell>
          <table:table-cell office:value-type="time" office:time-value="PT01H00M00S" calcext:value-type="time">
            <text:p>01:00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42M00S" calcext:value-type="time">
            <text:p>01:42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HA Architecture</text:p>
          </table:table-cell>
          <table:table-cell office:value-type="time" office:time-value="PT01H58M00S" calcext:value-type="time">
            <text:p>01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pplications</text:p>
          </table:table-cell>
          <table:table-cell office:value-type="time" office:time-value="PT00H58M00S" calcext:value-type="time">
            <text:p>00:58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0H49M00S" calcext:value-type="time">
            <text:p>00:49</text:p>
          </table:table-cell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Good Luck</text:p>
          </table:table-cell>
          <table:table-cell office:value-type="time" office:time-value="PT00H04M00S" calcext:value-type="time">
            <text:p>00:04</text:p>
          </table:table-cell>
          <table:table-cell table:style-name="ce21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Whitepapers</text:p>
          </table:table-cell>
          <table:table-cell table:style-name="ce11" office:value-type="string" calcext:value-type="string">
            <text:p>Name</text:p>
          </table:table-cell>
          <table:table-cell table:style-name="ce18"/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style-name="ce19" office:value-type="date" office:date-value="2019-09-02" calcext:value-type="date">
            <text:p>09-02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9" office:value-type="date" office:date-value="2019-08-01" calcext:value-type="date">
            <text:p>08-01</text:p>
          </table:table-cell>
          <table:table-cell table:style-name="ce19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style-name="ce19" office:value-type="date" office:date-value="2019-08-22" calcext:value-type="date">
            <text:p>08-22</text:p>
          </table:table-cell>
          <table:table-cell table:style-name="ce19" office:value-type="date" office:date-value="2019-08-24" calcext:value-type="date">
            <text:p>08-24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style-name="ce19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27" office:value-type="string" calcext:value-type="string">
            <text:p>Started</text:p>
          </table:table-cell>
          <table:table-cell table:style-name="ce27" office:value-type="string" calcext:value-type="string">
            <text:p>Finished</text:p>
          </table:table-cell>
        </table:table-row>
        <table:table-row table:style-name="ro2" table:number-rows-repeated="4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2" office:value-type="string" calcext:value-type="string">
            <text:p>Udemy – Ultimate AWS Certified Solutions Associate</text:p>
          </table:table-cell>
          <table:table-cell table:style-name="ce11" office:value-type="string" calcext:value-type="string">
            <text:p>Section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duction</text:p>
          </table:table-cell>
          <table:table-cell office:value-type="time" office:time-value="PT00H09M00S" calcext:value-type="time">
            <text:p>00:09</text:p>
          </table:table-cell>
          <table:table-cell table:number-columns-repeated="2" office:value-type="string" calcext:value-type="string">
            <text:p>09-23</text:p>
          </table:table-cell>
        </table:table-row>
        <table:table-row table:style-name="ro2">
          <table:table-cell/>
          <table:table-cell office:value-type="string" calcext:value-type="string">
            <text:p>Code and Slides</text:p>
          </table:table-cell>
          <table:table-cell office:value-type="time" office:time-value="PT00H01M00S" calcext:value-type="time">
            <text:p>00:01</text:p>
          </table:table-cell>
          <table:table-cell table:number-columns-repeated="2" office:value-type="string" calcext:value-type="string">
            <text:p>09-23</text:p>
          </table:table-cell>
        </table:table-row>
        <table:table-row table:style-name="ro2">
          <table:table-cell/>
          <table:table-cell office:value-type="string" calcext:value-type="string">
            <text:p>IAM &amp; EC2</text:p>
          </table:table-cell>
          <table:table-cell office:value-type="time" office:time-value="PT01H58M00S" calcext:value-type="time">
            <text:p>01:58</text:p>
          </table:table-cell>
          <table:table-cell office:value-type="string" calcext:value-type="string">
            <text:p>09-23</text:p>
          </table:table-cell>
          <table:table-cell office:value-type="string" calcext:value-type="string">
            <text:p>12-01</text:p>
          </table:table-cell>
        </table:table-row>
        <table:table-row table:style-name="ro2">
          <table:table-cell/>
          <table:table-cell office:value-type="string" calcext:value-type="string">
            <text:p>ELB &amp; ASG</text:p>
          </table:table-cell>
          <table:table-cell office:value-type="time" office:time-value="PT00H56M00S" calcext:value-type="time">
            <text:p>00:56</text:p>
          </table:table-cell>
          <table:table-cell office:value-type="string" calcext:value-type="string">
            <text:p>12-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BS &amp; EFS</text:p>
          </table:table-cell>
          <table:table-cell office:value-type="time" office:time-value="PT00H52M00S" calcext:value-type="time">
            <text:p>00: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DS &amp; Elasticache</text:p>
          </table:table-cell>
          <table:table-cell office:value-type="time" office:time-value="PT00H52M00S" calcext:value-type="time">
            <text:p>00: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</text:p>
          </table:table-cell>
          <table:table-cell office:value-type="time" office:time-value="PT01H03M00S" calcext:value-type="time">
            <text:p>01: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ssic Solutions Discussions</text:p>
          </table:table-cell>
          <table:table-cell office:value-type="time" office:time-value="PT00H41M00S" calcext:value-type="time">
            <text:p>00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S3</text:p>
          </table:table-cell>
          <table:table-cell office:value-type="time" office:time-value="PT00H42M00S" calcext:value-type="time">
            <text:p>00: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/SDK/IAM Roles</text:p>
          </table:table-cell>
          <table:table-cell office:value-type="time" office:time-value="PT00H46M00S" calcext:value-type="time">
            <text:p>00: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vanced S3</text:p>
          </table:table-cell>
          <table:table-cell office:value-type="time" office:time-value="PT01H18M00S" calcext:value-type="time">
            <text:p>01: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QS, SNS, Kenesis</text:p>
          </table:table-cell>
          <table:table-cell office:value-type="time" office:time-value="PT01H13M00S" calcext:value-type="time">
            <text:p>01: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 Discuccions</text:p>
          </table:table-cell>
          <table:table-cell office:value-type="time" office:time-value="PT00H26M00S" calcext:value-type="time">
            <text:p>00: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0H36M00S" calcext:value-type="time">
            <text:p>00: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34M00S" calcext:value-type="time">
            <text:p>00: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MS &amp; SSM</text:p>
          </table:table-cell>
          <table:table-cell office:value-type="time" office:time-value="PT01H02M00S" calcext:value-type="time">
            <text:p>01: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59M00S" calcext:value-type="time">
            <text:p>01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hite papers</text:p>
          </table:table-cell>
          <table:table-cell office:value-type="time" office:time-value="PT00H46M00S" calcext:value-type="time">
            <text:p>00: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am Prep</text:p>
          </table:table-cell>
          <table:table-cell office:value-type="time" office:time-value="PT00H18M00S" calcext:value-type="time">
            <text:p>00:18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A Cloud Guru – Test Prep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 table:style-name="ce11" table:number-columns-repeated="2"/>
          <table:table-cell table:style-name="ce20"/>
          <table:table-cell table:style-name="ce15" table:number-columns-repeated="2"/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1" office:value-type="string" calcext:value-type="string">
            <text:p>A Cloud Guru – S3 Masterclas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2M00S" calcext:value-type="time">
            <text:p>00:12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Basics</text:p>
          </table:table-cell>
          <table:table-cell office:value-type="time" office:time-value="PT00H59M00S" calcext:value-type="time">
            <text:p>00:59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Security: Access Control</text:p>
          </table:table-cell>
          <table:table-cell office:value-type="time" office:time-value="PT02H07M00S" calcext:value-type="time">
            <text:p>02:0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Logging and Monitoring</text:p>
          </table:table-cell>
          <table:table-cell office:value-type="time" office:time-value="PT01H24M00S" calcext:value-type="time">
            <text:p>01:24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Data Protection</text:p>
          </table:table-cell>
          <table:table-cell office:value-type="time" office:time-value="PT01H36M00S" calcext:value-type="time">
            <text:p>01:36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ifecycle Management</text:p>
          </table:table-cell>
          <table:table-cell office:value-type="time" office:time-value="PT00H53M00S" calcext:value-type="time">
            <text:p>00:5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Event Notification</text:p>
          </table:table-cell>
          <table:table-cell office:value-type="time" office:time-value="PT00H23M00S" calcext:value-type="time">
            <text:p>00:2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erformance Optimization</text:p>
          </table:table-cell>
          <table:table-cell office:value-type="time" office:time-value="PT01H19M00S" calcext:value-type="time">
            <text:p>01:1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ebiste Hosting</text:p>
          </table:table-cell>
          <table:table-cell office:value-type="time" office:time-value="PT00H37M00S" calcext:value-type="time">
            <text:p>00:3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ractical Uses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10M00S" calcext:value-type="time">
            <text:p>00:10</text:p>
          </table:table-cell>
          <table:table-cell table:style-name="ce26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Intro to RD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32M00S" calcext:value-type="time">
            <text:p>00:3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Operating RDS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Multi-AZ and Replicas</text:p>
          </table:table-cell>
          <table:table-cell office:value-type="time" office:time-value="PT00H28M00S" calcext:value-type="time">
            <text:p>00:28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Backups and Recovery</text:p>
          </table:table-cell>
          <table:table-cell office:value-type="time" office:time-value="PT00H22M00S" calcext:value-type="time">
            <text:p>00:2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Security Monitoring 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mazon Aurora</text:p>
          </table:table-cell>
          <table:table-cell office:value-type="time" office:time-value="PT00H33M00S" calcext:value-type="time">
            <text:p>00:33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Well Architected Framework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8M00S" calcext:value-type="time">
            <text:p>00:18</text:p>
          </table:table-cell>
          <table:table-cell table:number-columns-repeated="2" table:style-name="ce28" office:value-type="date" office:date-value="2019-09-02" calcext:value-type="date">
            <text:p>Sep 02</text:p>
          </table:table-cell>
        </table:table-row>
        <table:table-row table:style-name="ro2">
          <table:table-cell/>
          <table:table-cell office:value-type="string" calcext:value-type="string">
            <text:p>The Framework</text:p>
          </table:table-cell>
          <table:table-cell office:value-type="time" office:time-value="PT01H24M00S" calcext:value-type="time">
            <text:p>01:24</text:p>
          </table:table-cell>
          <table:table-cell table:style-name="ce28" office:value-type="date" office:date-value="2019-09-02" calcext:value-type="date">
            <text:p>Sep 02</text:p>
          </table:table-cell>
          <table:table-cell table:style-name="ce28"/>
        </table:table-row>
        <table:table-row table:style-name="ro2">
          <table:table-cell/>
          <table:table-cell office:value-type="string" calcext:value-type="string">
            <text:p>Putting the Framework to Work</text:p>
          </table:table-cell>
          <table:table-cell office:value-type="time" office:time-value="PT00H48M00S" calcext:value-type="time">
            <text:p>00:48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Change is Constant</text:p>
          </table:table-cell>
          <table:table-cell office:value-type="time" office:time-value="PT01H11M00S" calcext:value-type="time">
            <text:p>01:11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Evaluating Your Design</text:p>
          </table:table-cell>
          <table:table-cell office:value-type="time" office:time-value="PT00H33M00S" calcext:value-type="time">
            <text:p>00:33</text:p>
          </table:table-cell>
          <table:table-cell table:style-name="ce28" table:number-columns-repeated="2"/>
        </table:table-row>
        <table:table-row table:style-name="ro2">
          <table:table-cell/>
          <table:table-cell office:value-type="string" calcext:value-type="string">
            <text:p>Next Steps</text:p>
          </table:table-cell>
          <table:table-cell office:value-type="time" office:time-value="PT00H15M00S" calcext:value-type="time">
            <text:p>00:15</text:p>
          </table:table-cell>
          <table:table-cell table:style-name="ce2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20:17:32.402183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1T19:50:02.781313380</meta:creation-date>
    <meta:generator>LibreOffice/6.3.3.2$Linux_X86_64 LibreOffice_project/30$Build-2</meta:generator>
    <dc:date>2019-12-01T20:47:41.808476875</dc:date>
    <meta:editing-duration>P1DT4H6M20S</meta:editing-duration>
    <meta:editing-cycles>25</meta:editing-cycles>
    <meta:document-statistic meta:table-count="1" meta:cell-count="209" meta:object-count="0"/>
  </office:meta>
</office:document-meta>
</file>